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c6b" officeooo:paragraph-rsid="00120c6b"/>
    </style:style>
    <style:style style:name="P2" style:family="paragraph" style:parent-style-name="Standard">
      <style:text-properties fo:color="#c9211e" loext:opacity="100%" fo:font-weight="bold" style:font-weight-asian="bold" style:font-weight-complex="bold"/>
    </style:style>
    <style:style style:name="P3" style:family="paragraph" style:parent-style-name="Standard">
      <style:text-properties officeooo:paragraph-rsid="00168007"/>
    </style:style>
    <style:style style:name="P4" style:family="paragraph" style:parent-style-name="Standard">
      <style:text-properties officeooo:rsid="001e7b2c" officeooo:paragraph-rsid="001e7b2c"/>
    </style:style>
    <style:style style:name="P5" style:family="paragraph" style:parent-style-name="Standard">
      <style:text-properties officeooo:paragraph-rsid="00280cc2"/>
    </style:style>
    <style:style style:name="P6" style:family="paragraph" style:parent-style-name="Standard">
      <style:text-properties officeooo:rsid="001e7b2c" officeooo:paragraph-rsid="00280cc2"/>
    </style:style>
    <style:style style:name="T1" style:family="text">
      <style:text-properties officeooo:rsid="001079a0"/>
    </style:style>
    <style:style style:name="T2" style:family="text">
      <style:text-properties officeooo:rsid="00120c6b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ff8000" loext:opacity="100%" fo:font-weight="bold" style:font-weight-asian="bold" style:font-weight-complex="bold"/>
    </style:style>
    <style:style style:name="T5" style:family="text">
      <style:text-properties officeooo:rsid="00168007"/>
    </style:style>
    <style:style style:name="T6" style:family="text">
      <style:text-properties officeooo:rsid="001be476"/>
    </style:style>
    <style:style style:name="T7" style:family="text">
      <style:text-properties officeooo:rsid="0025c006"/>
    </style:style>
    <style:style style:name="T8" style:family="text">
      <style:text-properties officeooo:rsid="00262110"/>
    </style:style>
    <style:style style:name="T9" style:family="text">
      <style:text-properties officeooo:rsid="00280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20:00 --&gt; </text:p>
      <text:p text:style-name="Standard"/>
      <text:p text:style-name="Standard">type User{</text:p>
      <text:p text:style-name="Standard"><text:s text:c="2"/>id:ID!</text:p>
      <text:p text:style-name="Standard"><text:s text:c="2"/>name:String!</text:p>
      <text:p text:style-name="Standard"><text:s text:c="2"/>age:Int!</text:p>
      <text:p text:style-name="Standard"><text:s text:c="2"/>height:Float!</text:p>
      <text:p text:style-name="Standard"><text:s text:c="2"/>isMarried:Boolean!</text:p>
      <text:p text:style-name="Standard">}</text:p>
      <text:p text:style-name="Standard"/>
      <text:p text:style-name="Standard">GraphQL Playground </text:p>
      <text:p text:style-name="Standard"/>
      <text:p text:style-name="P2">https://countries.trevorblades.com/</text:p>
      <text:p text:style-name="Standard"/>
      <text:p text:style-name="Standard">Quedé en 26(Puedes Repasar del 20 y seguir hasta el 30)</text:p>
      <text:p text:style-name="Standard"/>
      <text:p text:style-name="Standard">type User{</text:p>
      <text:p text:style-name="Standard"><text:s text:c="2"/>id:ID!</text:p>
      <text:p text:style-name="Standard"><text:s text:c="2"/>name:String!</text:p>
      <text:p text:style-name="Standard"><text:s text:c="2"/>age:Int!</text:p>
      <text:p text:style-name="Standard"><text:s text:c="2"/>height:Float!</text:p>
      <text:p text:style-name="Standard"><text:s text:c="2"/>isMarried:Boolean!</text:p>
      <text:p text:style-name="Standard"><text:s text:c="2"/>amigos:[User]</text:p>
      <text:p text:style-name="Standard"><text:s text:c="2"/>videosPosted:[Video]</text:p>
      <text:p text:style-name="Standard">}</text:p>
      <text:p text:style-name="Standard"/>
      <text:p text:style-name="Standard">type Video{</text:p>
      <text:p text:style-name="Standard"><text:s text:c="2"/>id:ID!</text:p>
      <text:p text:style-name="Standard"><text:s text:c="2"/>title:String!</text:p>
      <text:p text:style-name="Standard"><text:s text:c="2"/>description:String! &lt;-- <text:span text:style-name="T1">Required , si el signo de exclamación es no required.</text:span></text:p>
      <text:p text:style-name="Standard">}</text:p>
      <text:p text:style-name="Standard"/>
      <text:p text:style-name="Standard">--- <text:span text:style-name="T2">QUERY ---</text:span></text:p>
      <text:p text:style-name="P1">input <text:span text:style-name="T4">UserInput</text:span>{</text:p>
      <text:p text:style-name="P1"><text:tab/>id: ID</text:p>
      <text:p text:style-name="P1"><text:tab/>name:String</text:p>
      <text:p text:style-name="P1"/>
      <text:p text:style-name="P1">}</text:p>
      <text:p text:style-name="P1"/>
      <text:p text:style-name="P1">type Query{</text:p>
      <text:p text:style-name="P1"><text:tab/>users:[User]</text:p>
      <text:p text:style-name="P1"><text:tab/>user(<text:span text:style-name="T3">input</text:span> : <text:span text:style-name="T4">UserInput</text:span>):User</text:p>
      <text:p text:style-name="P1">}</text:p>
      <text:p text:style-name="P1"/>
      <text:p text:style-name="P1"/>
      <text:p text:style-name="P3">Quedé en <text:span text:style-name="T6">4</text:span><text:span text:style-name="T5">9:50 </text:span><text:span text:style-name="T6">( Instalación de APOLLO-SERVER GRAPHQL Y NODEMON )</text:span> <text:span text:style-name="T5">Sigué hasta </text:span><text:span text:style-name="T6">5</text:span><text:span text:style-name="T5">5</text:span></text:p>
      <text:p text:style-name="P3"/>
      <text:p text:style-name="P4">Quedé en 1:<text:span text:style-name="T8">5</text:span><text:span text:style-name="T7">4</text:span>:<text:span text:style-name="T8">28</text:span></text:p>
      <text:p text:style-name="P4"/>
      <text:p text:style-name="P5"><text:soft-page-break/></text:p>
      <text:p text:style-name="P6">Quedé en <text:span text:style-name="T9">2</text:span>:<text:span text:style-name="T9">02</text:span>:<text:span text:style-name="T9">1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08:43:54.639000000</meta:creation-date>
    <dc:date>2022-03-31T09:31:12.650000000</dc:date>
    <meta:editing-duration>PT5H49M23S</meta:editing-duration>
    <meta:editing-cycles>19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37" meta:word-count="88" meta:character-count="641" meta:non-whitespace-character-count="555"/>
  </office:meta>
</office:document-meta>
</file>